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0752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2.9591in"/>
    </style:style>
    <style:style style:name="co4" style:family="table-column">
      <style:table-column-properties fo:break-before="auto" style:column-width="1.32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80" table:default-cell-style-name="Default"/>
        <table:table-header-rows>
          <table:table-row table:style-name="ro1">
            <table:table-cell table:style-name="ce1" office:value-type="string" calcext:value-type="string">
              <text:p>מס’ משתתף</text:p>
            </table:table-cell>
            <table:table-cell table:style-name="ce1" office:value-type="string" calcext:value-type="string">
              <text:p>מס’ צ’יפ</text:p>
            </table:table-cell>
            <table:table-cell table:style-name="ce1" office:value-type="string" calcext:value-type="string">
              <text:p>שם</text:p>
            </table:table-cell>
            <table:table-cell table:style-name="ce1" office:value-type="string" calcext:value-type="string">
              <text:p>טלפון</text:p>
            </table:table-cell>
            <table:table-cell table:style-name="ce3" table:number-columns-repeated="16380"/>
          </table:table-row>
        </table:table-header-rows>
        <table:table-row table:style-name="ro2">
          <table:table-cell table:style-name="ce2" office:value-type="float" office:value="15000" calcext:value-type="float">
            <text:p>15000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01" calcext:value-type="float">
            <text:p>15001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02" calcext:value-type="float">
            <text:p>15002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03" calcext:value-type="float">
            <text:p>15003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04" calcext:value-type="float">
            <text:p>15004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05" calcext:value-type="float">
            <text:p>15005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06" calcext:value-type="float">
            <text:p>15006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07" calcext:value-type="float">
            <text:p>15007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08" calcext:value-type="float">
            <text:p>15008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09" calcext:value-type="float">
            <text:p>15009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10" calcext:value-type="float">
            <text:p>15010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11" calcext:value-type="float">
            <text:p>15011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12" calcext:value-type="float">
            <text:p>15012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13" calcext:value-type="float">
            <text:p>15013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14" calcext:value-type="float">
            <text:p>15014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15" calcext:value-type="float">
            <text:p>15015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16" calcext:value-type="float">
            <text:p>15016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17" calcext:value-type="float">
            <text:p>15017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18" calcext:value-type="float">
            <text:p>15018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19" calcext:value-type="float">
            <text:p>15019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20" calcext:value-type="float">
            <text:p>15020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21" calcext:value-type="float">
            <text:p>15021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22" calcext:value-type="float">
            <text:p>15022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23" calcext:value-type="float">
            <text:p>15023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24" calcext:value-type="float">
            <text:p>15024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25" calcext:value-type="float">
            <text:p>15025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26" calcext:value-type="float">
            <text:p>15026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27" calcext:value-type="float">
            <text:p>15027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28" calcext:value-type="float">
            <text:p>15028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29" calcext:value-type="float">
            <text:p>15029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30" calcext:value-type="float">
            <text:p>15030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31" calcext:value-type="float">
            <text:p>15031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32" calcext:value-type="float">
            <text:p>15032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33" calcext:value-type="float">
            <text:p>15033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34" calcext:value-type="float">
            <text:p>15034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35" calcext:value-type="float">
            <text:p>15035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36" calcext:value-type="float">
            <text:p>15036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37" calcext:value-type="float">
            <text:p>15037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38" calcext:value-type="float">
            <text:p>15038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39" calcext:value-type="float">
            <text:p>15039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40" calcext:value-type="float">
            <text:p>15040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41" calcext:value-type="float">
            <text:p>15041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42" calcext:value-type="float">
            <text:p>15042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43" calcext:value-type="float">
            <text:p>15043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44" calcext:value-type="float">
            <text:p>15044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45" calcext:value-type="float">
            <text:p>15045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46" calcext:value-type="float">
            <text:p>15046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47" calcext:value-type="float">
            <text:p>15047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48" calcext:value-type="float">
            <text:p>15048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49" calcext:value-type="float">
            <text:p>15049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50" calcext:value-type="float">
            <text:p>15050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51" calcext:value-type="float">
            <text:p>15051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52" calcext:value-type="float">
            <text:p>15052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53" calcext:value-type="float">
            <text:p>15053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54" calcext:value-type="float">
            <text:p>15054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55" calcext:value-type="float">
            <text:p>15055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56" calcext:value-type="float">
            <text:p>15056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57" calcext:value-type="float">
            <text:p>15057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58" calcext:value-type="float">
            <text:p>15058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59" calcext:value-type="float">
            <text:p>15059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60" calcext:value-type="float">
            <text:p>15060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61" calcext:value-type="float">
            <text:p>15061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62" calcext:value-type="float">
            <text:p>15062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63" calcext:value-type="float">
            <text:p>15063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64" calcext:value-type="float">
            <text:p>15064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65" calcext:value-type="float">
            <text:p>15065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66" calcext:value-type="float">
            <text:p>15066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67" calcext:value-type="float">
            <text:p>15067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68" calcext:value-type="float">
            <text:p>15068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69" calcext:value-type="float">
            <text:p>15069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70" calcext:value-type="float">
            <text:p>15070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71" calcext:value-type="float">
            <text:p>15071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72" calcext:value-type="float">
            <text:p>15072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73" calcext:value-type="float">
            <text:p>15073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74" calcext:value-type="float">
            <text:p>15074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75" calcext:value-type="float">
            <text:p>15075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76" calcext:value-type="float">
            <text:p>15076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77" calcext:value-type="float">
            <text:p>15077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78" calcext:value-type="float">
            <text:p>15078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79" calcext:value-type="float">
            <text:p>15079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80" calcext:value-type="float">
            <text:p>15080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81" calcext:value-type="float">
            <text:p>15081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82" calcext:value-type="float">
            <text:p>15082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83" calcext:value-type="float">
            <text:p>15083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84" calcext:value-type="float">
            <text:p>15084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85" calcext:value-type="float">
            <text:p>15085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86" calcext:value-type="float">
            <text:p>15086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87" calcext:value-type="float">
            <text:p>15087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88" calcext:value-type="float">
            <text:p>15088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89" calcext:value-type="float">
            <text:p>15089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90" calcext:value-type="float">
            <text:p>15090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91" calcext:value-type="float">
            <text:p>15091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92" calcext:value-type="float">
            <text:p>15092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93" calcext:value-type="float">
            <text:p>15093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94" calcext:value-type="float">
            <text:p>15094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95" calcext:value-type="float">
            <text:p>15095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96" calcext:value-type="float">
            <text:p>15096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97" calcext:value-type="float">
            <text:p>15097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98" calcext:value-type="float">
            <text:p>15098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099" calcext:value-type="float">
            <text:p>15099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100" calcext:value-type="float">
            <text:p>15100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101" calcext:value-type="float">
            <text:p>15101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102" calcext:value-type="float">
            <text:p>15102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2" office:value-type="float" office:value="15103" calcext:value-type="float">
            <text:p>15103</text:p>
          </table:table-cell>
          <table:table-cell table:style-name="ce4" table:number-columns-repeated="3"/>
          <table:table-cell table:number-columns-repeated="16380"/>
        </table:table-row>
        <table:table-row table:style-name="ro2" table:number-rows-repeated="104847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8.2701in" fo:page-height="11.6902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>
        <text:p>ניווט בכיף ספורטיבי</text:p>
      </style:header>
      <style:header-left style:display="false"/>
      <style:header-first style:display="false">
        <text:p>ניווט בכיף ספורטיבי</text:p>
      </style:header-first>
      <style:footer>
        <text:p><text:page-number>1</text:page-number></text:p>
      </style:footer>
      <style:footer-left style:display="false"/>
      <style:footer-first style:display="false">
        <text:p><text:page-number>1</text:page-number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9T17:51:37.768824392</meta:creation-date>
    <dc:title>AK</dc:title>
    <meta:editing-duration>PT13M40S</meta:editing-duration>
    <meta:editing-cycles>5</meta:editing-cycles>
    <meta:generator>LibreOffice/7.4.3.2$Linux_X86_64 LibreOffice_project/40$Build-2</meta:generator>
    <dc:date>2023-01-19T18:25:50.432846582</dc:date>
    <meta:print-date>2023-01-19T18:24:04.695808210</meta:print-date>
    <meta:document-statistic meta:table-count="1" meta:cell-count="108" meta:object-count="0"/>
    <meta:template xlink:type="simple" xlink:actuate="onRequest" xlink:title="AK" xlink:href="../../../../../../../../home/aitan/.config/libreoffice/4/user/template/AK.ots" meta:date="2023-01-19T17:51:37.425444037"/>
  </office:meta>
</office:document-meta>
</file>